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85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42.9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Braugerä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2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3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Kurstag</text:p>
          </table:table-cell>
          <table:table-cell/>
        </table:table-row>
        <table:table-row table:style-name="ro3">
          <table:table-cell table:style-name="ce1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3">
          <table:table-cell table:style-name="ce1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3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3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3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3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3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3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3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3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3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3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3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3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3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7.11.20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4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3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3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3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3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4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Kosten 12.01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4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3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3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3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3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3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3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3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3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</table:table-row>
      </table:table>
      <table:table table:name="Kosten 16.03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4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3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,09 €</text:p>
          </table:table-cell>
          <table:table-cell table:formula="of:=[.D20]*[.C20]*[.B20]+1" office:value-type="currency" office:currency="EUR" office:value="7.54" calcext:value-type="currency">
            <text:p>7,54 €</text:p>
          </table:table-cell>
          <table:table-cell table:style-name="ce3" table:formula="of:=SUM([.E13:.E20])" office:value-type="currency" office:currency="EUR" office:value="40.4443" calcext:value-type="currency">
            <text:p>40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3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3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3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3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3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table:formula="of:=SUM([.F10:.F36])" office:value-type="currency" office:currency="EUR" office:value="177.3343" calcext:value-type="currency">
            <text:p>177,33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3" table:formula="of:=[.E2]-[.F40]" office:value-type="currency" office:currency="EUR" office:value="22.6657" calcext:value-type="currency">
            <text:p>22,67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</table:table-row>
      </table:table>
      <table:table table:name="Kosten 4.5.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3"/>
        <table:table-column table:style-name="co3" table:number-columns-repeated="3" table:default-cell-style-name="Default"/>
        <table:table-row table:style-name="ro3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4" table:formula="of:=[.D2]*[.C2]*[.B2]" office:value-type="currency" office:currency="EUR" office:value="800" calcext:value-type="currency">
            <text:p>80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hr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,90 €</text:p>
          </table:table-cell>
          <table:table-cell table:formula="of:=[.D10]*[.C10]*[.B10]" office:value-type="currency" office:currency="EUR" office:value="110.4" calcext:value-type="currency">
            <text:p>110,40 €</text:p>
          </table:table-cell>
          <table:table-cell table:style-name="ce3" table:formula="of:=SUM([.E8:.E10])" office:value-type="currency" office:currency="EUR" office:value="110.4" calcext:value-type="currency">
            <text:p>110,40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3" table:formula="of:=SUM([.E13:.E20])" office:value-type="currency" office:currency="EUR" office:value="33.5524" calcext:value-type="currency">
            <text:p>33,55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23.6" calcext:value-type="currency">
            <text:p>23,60 €</text:p>
          </table:table-cell>
          <table:table-cell/>
          <table:table-cell table:style-name="ce5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3">
          <table:table-cell office:value-type="string" calcext:value-type="string">
            <text:p>Brot Distler schwabachtaler 1kg</text:p>
          </table:table-cell>
          <table:table-cell table:formula="of:=ROUNDUP(([.B2]+[.B3])/4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16" calcext:value-type="currency">
            <text:p>16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eze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2.35" calcext:value-type="currency">
            <text:p>12,3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rtoffelsalat 1k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3" table:formula="of:=SUM([.E23:.E32])" office:value-type="currency" office:currency="EUR" office:value="86.26" calcext:value-type="currency">
            <text:p>86,26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amembert 100g</text:p>
          </table:table-cell>
          <table:table-cell table:formula="of:=([.B2]+[.B3])/5*2" office:value-type="float" office:value="7.6" calcext:value-type="float">
            <text:p>7,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11.4" calcext:value-type="currency">
            <text:p>11,4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ie 100g</text:p>
          </table:table-cell>
          <table:table-cell table:formula="of:=([.B2]+[.B3])/5*2"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9.044" calcext:value-type="currency">
            <text:p>9,04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utter 60g</text:p>
          </table:table-cell>
          <table:table-cell table:formula="of:=([.B2]+[.B3])/5*1"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6.422" calcext:value-type="currency">
            <text:p>6,42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würze (paprika, Kuemme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wiebeln</text:p>
          </table:table-cell>
          <table:table-cell table:formula="of:=ROUNDUP(([.B2]+[.B3])/5*1)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3" table:formula="of:=SUM([.E32:.E36])" office:value-type="currency" office:currency="EUR" office:value="26.866" calcext:value-type="currency">
            <text:p>26,87 €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unkles Bier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table:formula="of:=SUM([.F10:.F36])" office:value-type="currency" office:currency="EUR" office:value="257.0784" calcext:value-type="currency">
            <text:p>257,08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3" table:formula="of:=[.E2]-[.F41]" office:value-type="currency" office:currency="EUR" office:value="542.9216" calcext:value-type="currency">
            <text:p>542,92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09:29:02.3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4-30T09:54:14.428000000</dc:date>
    <meta:editing-duration>PT3H29M32S</meta:editing-duration>
    <meta:editing-cycles>63</meta:editing-cycles>
    <meta:generator>LibreOffice/5.2.3.3$Windows_x86 LibreOffice_project/d54a8868f08a7b39642414cf2c8ef2f228f780cf</meta:generator>
    <meta:print-date>2019-03-13T15:48:39.991000000</meta:print-date>
    <meta:document-statistic meta:table-count="6" meta:cell-count="673" meta:object-count="0"/>
  </office:meta>
</office:document-meta>
</file>